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cm" fo:margin-bottom="0cm"/>
    </style:style>
    <style:style style:name="P3" style:family="paragraph">
      <loext:graphic-properties draw:fill="none" draw:fill-color="#ffffff"/>
    </style:style>
    <style:style style:name="P4" style:family="paragraph">
      <style:text-properties style:font-name="Liberation Mono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9211e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Mono"/>
    </style:style>
    <style:style style:name="T10" style:family="text">
      <style:text-properties style:font-name="Liberation Mono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3/03/13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User Interfaces in Python</text:p>
            <text:p><text:span text:style-name="T1"/></text:p>
            <text:p><text:span text:style-name="T2">gradio and textu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Approach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 far</text:p>
                <text:list>
                  <text:list-item>
                    <text:p>Desktop application</text:p>
                    <text:list>
                      <text:list-item>
                        <text:p>tkinter (bundled, cross-platform)</text:p>
                      </text:list-item>
                      <text:list-item>
                        <text:p>GTK (Linux mostly)</text:p>
                      </text:list-item>
                      <text:list-item>
                        <text:p>PyQt (cross-platform)</text:p>
                      </text:list-item>
                      <text:list-item>
                        <text:p>kivy (cross-platform)</text:p>
                      </text:list-item>
                    </text:list>
                  </text:list-item>
                  <text:list-item>
                    <text:p>Web-based</text:p>
                    <text:list>
                      <text:list-item>
                        <text:p>Jupy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But wait, there is more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b-based</text:p>
                <text:list>
                  <text:list-item>
                    <text:p>gradio: <text:a xlink:href="https://github.com/gradio-app/gradio" xlink:type="simple">https://github.com/gradio-app/gradio</text:a></text:p>
                  </text:list-item>
                </text:list>
              </text:list-item>
              <text:list-item>
                <text:p>Terminal</text:p>
                <text:list>
                  <text:list-item>
                    <text:p>textual: <text:a xlink:href="https://github.com/Textualize/textual" xlink:type="simple">https://github.com/Textualize/text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gradi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e-case: build <text:span text:style-name="T3">demos</text:span> and <text:span text:style-name="T3">share</text:span> them</text:p>
              </text:list-item>
              <text:list-item>
                <text:p>Wrap <text:span text:style-name="T3">function</text:span> in a web-based interface (input parameters and display results)</text:p>
              </text:list-item>
              <text:list-item>
                <text:p>Documentation: <text:a xlink:href="https://gradio.app/docs/" xlink:type="simple">https://gradio.app/docs/</text:a></text:p>
              </text:list-item>
              <text:list-item>
                <text:p>Input types:</text:p>
              </text:list-item>
            </text:list>
            <text:list text:style-name="L4">
              <text:list-item>
                <text:list>
                  <text:list-header>
                    <text:p text:style-name="P2"><text:span text:style-name="T4">text, number, checkbox (+ groups), file, slider, dropdown, color picker, </text:span>audio, image, video, dataframe, timeseries, 3D model</text:p>
                  </text:list-header>
                </text:list>
              </text:list-item>
            </text:list>
            <text:list text:style-name="L3">
              <text:list-item>
                <text:p>Output types:</text:p>
                <text:list>
                  <text:list-item>
                    <text:p><text:span text:style-name="T4">most of the above, barplot, lineplot</text:span>, plot, gallery,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Basics</text:p>
          </draw:text-box>
        </draw:frame>
        <draw:frame presentation:style-name="pr4" draw:layer="layout" svg:width="25.199cm" svg:height="8.515cm" svg:x="1.4cm" svg:y="3.685cm" presentation:class="outline" presentation:user-transformed="true">
          <draw:text-box>
            <text:list text:style-name="L3">
              <text:list-item>
                <text:p>Install<text:span text:style-name="T5">*</text:span></text:p>
                <text:list>
                  <text:list-header>
                    <text:p>pip install gradio</text:p>
                  </text:list-header>
                </text:list>
              </text:list-item>
              <text:list-item>
                <text:p>Top-level class to build interface:</text:p>
                <text:list>
                  <text:list-header>
                    <text:p>gradio.Interface</text:p>
                  </text:list-header>
                </text:list>
              </text:list-item>
              <text:list-item>
                <text:p>Wrapped function:</text:p>
                <text:list>
                  <text:list-item>
                    <text:p>name referenced via <text:span text:style-name="T3">fn</text:span><text:span text:style-name="T6"> parameter of Interface object</text:span></text:p>
                  </text:list-item>
                  <text:list-item>
                    <text:p>method inputs get mapped to <text:span text:style-name="T3">inputs</text:span> parameter of <text:span text:style-name="T6">Interface </text:span>object</text:p>
                  </text:list-item>
                  <text:list-item>
                    <text:p>method return value/tuple gets mapped to <text:span text:style-name="T3">outputs</text:span> parameter of Interface object</text:p>
                  </text:list-item>
                </text:list>
              </text:list-item>
              <text:list-item>
                <text:p>Launch application <text:span text:style-name="T3">app.y</text:span> with:</text:p>
                <text:list>
                  <text:list-header>
                    <text:p>gradio app.py</text:p>
                  </text:list-header>
                </text:list>
              </text:list-item>
              <text:list-item>
                <text:p>Open in browser:</text:p>
                <text:list>
                  <text:list-header>
                    <text:p>http://127.0.0.1:7860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0cm" svg:height="1cm" svg:x="1.6cm" svg:y="13cm">
          <draw:text-box>
            <text:p><text:span text:style-name="T7">*</text:span><text:span text:style-name="T8"> When using virtual env, the env must be activated - due to usage of uvicor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4"><text:span text:style-name="T9">import gradio as gr</text:span></text:p>
                <text:p text:style-name="P4"><text:span text:style-name="T9"/></text:p>
                <text:p text:style-name="P4"><text:span text:style-name="T9">def </text:span><text:span text:style-name="T10">greet</text:span><text:span text:style-name="T9">(name):</text:span></text:p>
                <text:p text:style-name="P4"><text:span text:style-name="T9"><text:s text:c="4"/></text:span><text:span text:style-name="T9">return "Hello " + name + "!"</text:span></text:p>
                <text:p text:style-name="P4"><text:span text:style-name="T9"/></text:p>
                <text:p text:style-name="P4"><text:span text:style-name="T9">demo = gr.</text:span><text:span text:style-name="T10">Interface</text:span><text:span text:style-name="T9">(</text:span><text:span text:style-name="T10">fn</text:span><text:span text:style-name="T9">=greet, </text:span><text:span text:style-name="T10">inputs</text:span><text:span text:style-name="T9">="text", </text:span><text:span text:style-name="T10">outputs</text:span><text:span text:style-name="T9">="text")</text:span></text:p>
                <text:p text:style-name="P4"><text:span text:style-name="T9"/></text:p>
                <text:p text:style-name="P4"><text:span text:style-name="T9">demo.</text:span><text:span text:style-name="T10">launch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ultiple I/O</text:p>
          </draw:text-box>
        </draw:frame>
        <draw:frame presentation:style-name="pr4" draw:text-style-name="P4" draw:layer="layout" svg:width="25.199cm" svg:height="10.115cm" svg:x="1.4cm" svg:y="3.685cm" presentation:class="outline" presentation:user-transformed="true">
          <draw:text-box>
            <text:list text:style-name="L3">
              <text:list-header>
                <text:p text:style-name="P4"><text:span text:style-name="T9">import gradio as gr</text:span></text:p>
                <text:p text:style-name="P4"><text:span text:style-name="T9"/></text:p>
                <text:p text:style-name="P4"><text:span text:style-name="T9">def </text:span><text:span text:style-name="T10">greet</text:span><text:span text:style-name="T9">(name, is_morning, temperature):</text:span></text:p>
                <text:p text:style-name="P4"><text:span text:style-name="T9"><text:s text:c="4"/></text:span><text:span text:style-name="T9">salutation = "Good morning" if is_morning else "Good evening"</text:span></text:p>
                <text:p text:style-name="P4"><text:span text:style-name="T9"><text:s text:c="4"/></text:span><text:span text:style-name="T9">greeting = f"{salutation} {name}. It is {temperature} degrees today"</text:span></text:p>
                <text:p text:style-name="P4"><text:span text:style-name="T9"><text:s text:c="4"/></text:span><text:span text:style-name="T9">celsius = (temperature - 32) * 5 / 9</text:span></text:p>
                <text:p text:style-name="P4"><text:span text:style-name="T9"><text:s text:c="4"/></text:span><text:span text:style-name="T9">return greeting, round(celsius, 2)</text:span></text:p>
                <text:p text:style-name="P4"><text:span text:style-name="T9"/></text:p>
                <text:p text:style-name="P4"><text:span text:style-name="T9">demo = gr.Interface(</text:span></text:p>
                <text:p text:style-name="P4"><text:span text:style-name="T9"><text:s text:c="4"/></text:span><text:span text:style-name="T10">fn</text:span><text:span text:style-name="T9">=greet,</text:span></text:p>
                <text:p text:style-name="P4"><text:span text:style-name="T9"><text:s text:c="4"/></text:span><text:span text:style-name="T10">inputs</text:span><text:span text:style-name="T9">=["text", "checkbox", gr.Slider(0, 100)],</text:span></text:p>
                <text:p text:style-name="P4"><text:span text:style-name="T9"><text:s text:c="4"/></text:span><text:span text:style-name="T10">outputs</text:span><text:span text:style-name="T9">=["text", "number"],</text:span></text:p>
                <text:p text:style-name="P4"><text:span text:style-name="T9">)</text:span></text:p>
                <text:p text:style-name="P4"><text:span text:style-name="T9"/></text:p>
                <text:p text:style-name="P4"><text:span text:style-name="T9">if __name__ == "__main__":</text:span></text:p>
                <text:p text:style-name="P4"><text:span text:style-name="T9"><text:s text:c="4"/></text:span><text:span text:style-name="T9">demo.</text:span><text:span text:style-name="T10">launch</text:span><text:span text:style-name="T9">()</text:span></text:p>
                <text:p text:style-name="P4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ore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wo ways of defining type:</text:p>
                <text:list>
                  <text:list-item>
                    <text:p>textual: "text" or "image"</text:p>
                  </text:list-item>
                  <text:list-item>
                    <text:p>via object: gr.Text(...) or gr.Image(...)</text:p>
                  </text:list-item>
                </text:list>
              </text:list-item>
              <text:list-item>
                <text:p>Reactive interfaces: <text:a xlink:href="https://gradio.app/reactive-interfaces/#live-interfaces" xlink:type="simple">live</text:a>, <text:a xlink:href="https://gradio.app/reactive-interfaces/#streaming-components" xlink:type="simple">streaming</text:a></text:p>
              </text:list-item>
              <text:list-item>
                <text:p><text:a xlink:href="https://gradio.app/blocks-and-event-listeners/" xlink:type="simple">Blocks</text:a>: low-level API for more flexible layouts and interfaces</text:p>
              </text:list-item>
              <text:list-item>
                <text:p>lots mor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textu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e-case: terminal application</text:p>
              </text:list-item>
              <text:list-item>
                <text:p>Adds interactivity to <text:a xlink:href="https://github.com/Textualize/rich" xlink:type="simple">Rich</text:a><text:s/>(rich text formatting in terminal)</text:p>
              </text:list-item>
              <text:list-item>
                <text:p>Cross-platform: Linux, macOS, Windows</text:p>
              </text:list-item>
              <text:list-item>
                <text:p>Features: mouse support, 16.7mio colors, layout engine, reusable compon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Basic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stall</text:p>
                <text:list>
                  <text:list-header>
                    <text:p>pip install "textual[dev]"</text:p>
                  </text:list-header>
                </text:list>
              </text:list-item>
              <text:list-item>
                <text:p>Demo</text:p>
                <text:list>
                  <text:list-header>
                    <text:p>python -m textual</text:p>
                  </text:list-header>
                </text:list>
              </text:list-item>
              <text:list-item>
                <text:p>Modules for building an application:</text:p>
                <text:list>
                  <text:list-item>
                    <text:p>textual.app: <text:a xlink:href="https://textual.textualize.io/api/app/" xlink:type="simple">App</text:a>, ComposeResult, ...</text:p>
                  </text:list-item>
                  <text:list-item>
                    <text:p><text:a xlink:href="https://textual.textualize.io/widget_gallery/" xlink:type="simple">textual.widgets</text:a>: Button, Header, Footer, Label, ...</text:p>
                  </text:list-item>
                  <text:list-item>
                    <text:p><text:a xlink:href="https://textual.textualize.io/api/containers/" xlink:type="simple">textual.containers</text:a>: Container, ...</text:p>
                  </text:list-item>
                </text:list>
              </text:list-item>
              <text:list-item>
                <text:p>App/widget have <text:span text:style-name="T3">compose</text:span> method which returns an iterable of widgets (<text:span text:style-name="T3">ComposeResult</text:span>)</text:p>
              </text:list-item>
              <text:list-item>
                <text:p>Some events: on_key, on_input_changed, ob_button_pressed, on_mou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t's look at some examples</text:p>
                <text:list>
                  <text:list-item>
                    <text:p>pride flag</text:p>
                  </text:list-item>
                  <text:list-item>
                    <text:p>calculator</text:p>
                  </text:list-item>
                  <text:list-item>
                    <text:p>dictionary <text:span text:style-name="T11">(uses https://api.dictionaryapi.dev/api/v2/entries/en/{word})</text:span></text:p>
                  </text:list-item>
                  <text:list-item>
                    <text:p>tree (built from JSON)</text:p>
                  </text:list-item>
                  <text:list-item>
                    <text:p>markdown brow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2T19:45:12.230066455</meta:creation-date>
    <meta:generator>LibreOffice/6.4.7.2$Linux_X86_64 LibreOffice_project/40$Build-2</meta:generator>
    <dc:date>2023-03-12T22:14:46.094374607</dc:date>
    <meta:editing-duration>PT57M57S</meta:editing-duration>
    <meta:editing-cycles>12</meta:editing-cycles>
    <meta:document-statistic meta:object-count="65"/>
  </office:meta>
</office:document-meta>
</file>